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2.1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2pt" fo:font-style="normal" fo:text-shadow="none" style:text-underline-style="none" fo:font-weight="normal" style:font-size-asian="12pt" style:font-style-asian="normal" style:font-weight-asian="normal" style:font-name-complex="&quot;Aptos Narrow&quot;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2pt" fo:font-style="normal" fo:text-shadow="none" style:text-underline-style="none" fo:font-weight="normal" style:font-size-asian="12pt" style:font-style-asian="normal" style:font-weight-asian="normal" style:font-name-complex="&quot;Aptos Narrow&quot;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28pt" fo:font-style="normal" fo:text-shadow="none" style:text-underline-style="none" fo:font-weight="bold" style:font-size-asian="28pt" style:font-style-asian="normal" style:font-weight-asian="bold" style:font-name-complex="&quot;Aptos Narrow&quot;" style:font-size-complex="2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eam NAME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Judge Name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Criter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VSS Sco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False positive multiplier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Explanation clarity multiplie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5" calcext:value-type="float">
            <text:p>1.5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is correct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ssessment is correct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mitigation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Technical/Functional complexit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Originality / innovative tou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2" table:number-columns-repeated="2"/>
          <table:table-cell table:style-name="ce5" table:formula="of:=MAX(0;([.D5]*[.D6]*[.D7])+SUM([.D8:.D12]))" office:value-type="float" office:value="0" calcext:value-type="float">
            <text:p>0</text:p>
          </table:table-cell>
          <table:table-cell table:style-name="ce5" table:formula="of:=MAX(0;([.E5]*[.E6]*[.E7])+SUM([.E8:.E12]))" office:value-type="float" office:value="0" calcext:value-type="float">
            <text:p>0</text:p>
          </table:table-cell>
          <table:table-cell table:style-name="ce5" table:formula="of:=MAX(0;([.F5]*[.F6]*[.F7])+SUM([.F8:.F12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Total tests</text:p>
          </table:table-cell>
          <table:table-cell table:style-name="ce6" table:formula="of:=SUM([.D13:.DD13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Team multiplier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 table:style-name="ce7" table:formula="of:=[.B15]*[.B16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